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fo:padding="0cm" fo:border="none" style:writing-mode="lr-tb"/>
    </style:style>
    <style:style style:name="P2" style:family="paragraph" style:parent-style-name="Preformatted_20_Text">
      <style:paragraph-properties fo:margin-top="0cm" fo:margin-bottom="0.499cm" style:contextual-spacing="false" fo:text-align="start" style:justify-single-word="false" fo:padding="0cm" fo:border="none" style:writing-mode="lr-tb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fo:padding="0cm" fo:border="none" style:writing-mode="lr-tb"/>
      <style:text-properties officeooo:paragraph-rsid="0018d23e"/>
    </style:style>
    <style:style style:name="P4" style:family="paragraph" style:parent-style-name="Preformatted_20_Text">
      <style:paragraph-properties fo:margin-top="0cm" fo:margin-bottom="0.499cm" style:contextual-spacing="false" fo:text-align="start" style:justify-single-word="false" fo:padding="0cm" fo:border="none" style:writing-mode="lr-tb"/>
      <style:text-properties officeooo:rsid="0018d23e" officeooo:paragraph-rsid="0018d23e"/>
    </style:style>
    <style:style style:name="P5" style:family="paragraph" style:parent-style-name="Preformatted_20_Text">
      <style:paragraph-properties fo:text-align="start" style:justify-single-word="false" fo:padding="0cm" fo:border="none" style:writing-mode="lr-tb"/>
      <style:text-properties officeooo:paragraph-rsid="0018d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eblastdb -in protein_fasta_protein_homolog_model.fasta -dbtype prot</text:p>
      <text:p text:style-name="P1">blastp -query ../aba/def/pan_gn.faa -db protein_fasta_protein_homolog_model.fasta -evalue 1e-5 -outfmt '6 qseqid sseqid pident qcovs qcovhsp length qlen slen evalue qstart qend sstart send' -max_target_seqs 1 -max_hsps 1 -out pan_card.blast</text:p>
      <text:p text:style-name="P1">chmod +x filterBlast.pl</text:p>
      <text:p text:style-name="P1">./filterBlast.pl pan_card.blast 100 100 | cut -f1 | cut -d"_" -f1 | sort | uniq -c | sort -n</text:p>
      <text:p text:style-name="P1"/>
      <text:p text:style-name="P1"/>
      <text:p text:style-name="P1"/>
      <text:p text:style-name="P2">blastp -query /home/jpincru/TFM/aba_prokka.faa -db protein_fasta_protein_homolog_model.fasta -evalue 1e-5 -outfmt '6 qseqid sseqid pident qcovs qcovhsp length qlen slen evalue qstart qend sstart send' -max_target_seqs 1 -max_hsps 1 -out pan_card.blast</text:p>
      <text:p text:style-name="P2"/>
      <text:p text:style-name="P4">###script perl:</text:p>
      <text:p text:style-name="P5">#!/usr/bin/perl</text:p>
      <text:p text:style-name="P5">use strict;</text:p>
      <text:p text:style-name="P5"/>
      <text:p text:style-name="P5"># Filter Blast output:</text:p>
      <text:p text:style-name="P5"># blast -query pan_gn.faa -db cdd_crispr.pn -evalue 1e-05 </text:p>
      <text:p text:style-name="P5"># <text:s text:c="2"/>-outfmt '6 qseqid sseqid pident qcovs qcovhsp length qlen slen evalue qstart qend sstart send' -max_target_seqs 1'</text:p>
      <text:p text:style-name="P5"># AJPerez, 2019/10/19</text:p>
      <text:p text:style-name="P5"/>
      <text:p text:style-name="P5"># Thresholds</text:p>
      <text:p text:style-name="P5">my $ID = $ARGV[1]|| 25; # identity</text:p>
      <text:p text:style-name="P5">my $SC = $ARGV[2]|| 70; # subject (CDD Domain) coverage</text:p>
      <text:p text:style-name="P5"/>
      <text:p text:style-name="P5"># Check blast file</text:p>
      <text:p text:style-name="P5">die "Please. give me a blast output as argument" if !$ARGV[0];</text:p>
      <text:p text:style-name="P5">open INFILE, $ARGV[0];</text:p>
      <text:p text:style-name="P5">while (&lt;INFILE&gt;) {</text:p>
      <text:p text:style-name="P5"><text:s text:c="2"/>chomp;</text:p>
      <text:p text:style-name="P5"/>
      <text:p text:style-name="P5"><text:s text:c="2"/>my ($qseqid, $sseqid, $pident, $qcovs, $qcovhsp, $length, $qlen, $slen, $evalue, $qstart, $qend, $sstart, $send) = split/\t/;</text:p>
      <text:p text:style-name="P5"><text:s text:c="2"/>my ($n) = (split/\|/, $sseqid)[2];</text:p>
      <text:p text:style-name="P5"><text:s text:c="2"/>my $scov = ($length / $slen) * 100;</text:p>
      <text:p text:style-name="P5"/>
      <text:p text:style-name="P5"><text:s text:c="2"/>next unless ($scov &gt;= $SC &amp;&amp; $pident &gt;= $ID);</text:p>
      <text:p text:style-name="P5"><text:s text:c="2"/>print "$qseqid\t$sseqid\n";</text:p>
      <text:p text:style-name="P5">}</text:p>
      <text:p text:style-name="P3">close INFILE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3M</meta:editing-duration>
    <meta:editing-cycles>5</meta:editing-cycles>
    <meta:generator>LibreOffice/7.0.0.3$Windows_X86_64 LibreOffice_project/8061b3e9204bef6b321a21033174034a5e2ea88e</meta:generator>
    <dc:date>2020-09-30T10:45:56.757000000</dc:date>
    <meta:document-statistic meta:table-count="0" meta:image-count="0" meta:object-count="0" meta:page-count="1" meta:paragraph-count="27" meta:word-count="205" meta:character-count="1455" meta:non-whitespace-character-count="1262"/>
    <meta:user-defined meta:name="Info 1"/>
    <meta:user-defined meta:name="Info 2"/>
    <meta:user-defined meta:name="Info 3"/>
    <meta:user-defined meta:name="Info 4"/>
  </office:meta>
</office:document-meta>
</file>